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7008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00" fo:wrap-option="wrap"/>
      <style:text-properties fo:color="#ffffff" style:text-outline="false" style:text-line-through-style="none" style:font-name="Bitstream Vera Sans1" fo:font-size="12pt" fo:language="en" fo:country="US" fo:font-style="normal" fo:text-shadow="none" style:text-underline-style="none" fo:font-weight="bold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Bitstream Vera Sans2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000000" fo:wrap-option="wrap"/>
      <style:text-properties fo:color="#ffffff" style:text-outline="false" style:text-line-through-style="none" style:font-name="Bitstream Vera Sans1" fo:font-size="10pt" fo:language="en" fo:country="US" fo:font-style="normal" fo:text-shadow="none" style:text-underline-style="none" fo:font-weight="bold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Bitstream Vera Sans2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Bitstream Vera Sans2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Bitstream Vera Sans2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00ae00" fo:wrap-option="wrap"/>
      <style:text-properties style:use-window-font-color="true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Bitstream Vera Sans2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00ae00" fo:wrap-option="wrap"/>
      <style:text-properties fo:color="#000000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Bitstream Vera Sans2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Bitstream Vera Sans2" style:font-size-complex="10pt" style:language-complex="en" style:country-complex="US" style:font-style-complex="normal" style:font-weight-complex="normal" style:text-emphasize="none" style:font-relief="none" fo:hyphenate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3" table:number-columns-repeated="5" table:default-cell-style-name="ce3"/>
        <table:table-column table:style-name="co4" table:default-cell-style-name="ce3"/>
        <table:table-row table:style-name="ro1">
          <table:table-cell table:style-name="ce1" office:value-type="string">
            <text:p>Function</text:p>
          </table:table-cell>
          <table:table-cell table:style-name="ce2" office:value-type="string">
            <text:p>Calls</text:p>
          </table:table-cell>
          <table:table-cell table:style-name="ce2" office:value-type="string">
            <text:p>Percent</text:p>
          </table:table-cell>
          <table:table-cell table:style-name="ce2" office:value-type="string">
            <text:p>Own Time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Avg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File</text:p>
          </table:table-cell>
        </table:table-row>
        <table:table-row table:style-name="ro2">
          <table:table-cell office:value-type="string">
            <text:p>Board</text:p>
          </table:table-cell>
          <table:table-cell office:value-type="float" office:value="1">
            <text:p>1</text:p>
          </table:table-cell>
          <table:table-cell office:value-type="percentage" office:value="0.002">
            <text:p>0.20%</text:p>
          </table:table-cell>
          <table:table-cell office:value-type="string">
            <text:p>0.758ms</text:p>
          </table:table-cell>
          <table:table-cell table:number-columns-repeated="4" office:value-type="string">
            <text:p>1271.039ms</text:p>
          </table:table-cell>
          <table:table-cell office:value-type="string">
            <text:p>board.js (line 17)</text:p>
          </table:table-cell>
        </table:table-row>
        <table:table-row table:style-name="ro2">
          <table:table-cell office:value-type="string">
            <text:p>convert</text:p>
          </table:table-cell>
          <table:table-cell office:value-type="float" office:value="1">
            <text:p>1</text:p>
          </table:table-cell>
          <table:table-cell office:value-type="percentage" office:value="0.0053">
            <text:p>0.53%</text:p>
          </table:table-cell>
          <table:table-cell office:value-type="string">
            <text:p>2.006ms</text:p>
          </table:table-cell>
          <table:table-cell table:number-columns-repeated="4" office:value-type="string">
            <text:p>1262.622ms</text:p>
          </table:table-cell>
          <table:table-cell office:value-type="string">
            <text:p>converter.js (line 114)</text:p>
          </table:table-cell>
        </table:table-row>
        <table:table-row table:style-name="ro2">
          <table:table-cell office:value-type="string">
            <text:p>convertMove</text:p>
          </table:table-cell>
          <table:table-cell office:value-type="float" office:value="124">
            <text:p>124</text:p>
          </table:table-cell>
          <table:table-cell office:value-type="percentage" office:value="0.0293">
            <text:p>2.93%</text:p>
          </table:table-cell>
          <table:table-cell office:value-type="string">
            <text:p>11.008ms</text:p>
          </table:table-cell>
          <table:table-cell office:value-type="string">
            <text:p>1260.616ms</text:p>
          </table:table-cell>
          <table:table-cell office:value-type="string">
            <text:p>10.166ms</text:p>
          </table:table-cell>
          <table:table-cell office:value-type="string">
            <text:p>0.016ms</text:p>
          </table:table-cell>
          <table:table-cell office:value-type="string">
            <text:p>137.847ms</text:p>
          </table:table-cell>
          <table:table-cell office:value-type="string">
            <text:p>converter.js (line 192)</text:p>
          </table:table-cell>
        </table:table-row>
        <table:table-row table:style-name="ro2">
          <table:table-cell office:value-type="string">
            <text:p>findFromQueen</text:p>
          </table:table-cell>
          <table:table-cell office:value-type="float" office:value="14">
            <text:p>14</text:p>
          </table:table-cell>
          <table:table-cell office:value-type="percentage" office:value="0.0185">
            <text:p>1.85%</text:p>
          </table:table-cell>
          <table:table-cell office:value-type="string">
            <text:p>6.937ms</text:p>
          </table:table-cell>
          <table:table-cell table:style-name="ce5" office:value-type="string">
            <office:annotation draw:style-name="gr1" draw:text-style-name="P1" svg:width="1.1413in" svg:height="0.4028in" svg:x="5.7004in" svg:y="0.1512in" draw:caption-point-x="-5.7004in" draw:caption-point-y="-0.1512in">
              <dc:date>2007-03-24T00:00:00</dc:date>
              <text:p text:style-name="P1">With caching 0.285ms</text:p>
            </office:annotation>
            <text:p>374.17ms</text:p>
          </table:table-cell>
          <table:table-cell office:value-type="string">
            <text:p>26.726ms</text:p>
          </table:table-cell>
          <table:table-cell office:value-type="string">
            <text:p>0.026ms</text:p>
          </table:table-cell>
          <table:table-cell office:value-type="string">
            <text:p>95.499ms</text:p>
          </table:table-cell>
          <table:table-cell office:value-type="string">
            <text:p>converter.js (line 485)</text:p>
          </table:table-cell>
        </table:table-row>
        <table:table-row table:style-name="ro2">
          <table:table-cell office:value-type="string">
            <text:p>findFromBish</text:p>
          </table:table-cell>
          <table:table-cell office:value-type="float" office:value="19">
            <text:p>19</text:p>
          </table:table-cell>
          <table:table-cell office:value-type="percentage" office:value="0.0105">
            <text:p>1.05%</text:p>
          </table:table-cell>
          <table:table-cell office:value-type="string">
            <text:p>3.95ms</text:p>
          </table:table-cell>
          <table:table-cell table:style-name="ce6" office:value-type="string">
            <office:annotation draw:style-name="gr1" draw:text-style-name="P1" svg:width="1.1413in" svg:height="0.4028in" svg:x="5.7004in" svg:y="0.3264in" draw:caption-point-x="-5.7004in" draw:caption-point-y="-0.3264in">
              <dc:date>2007-03-24T00:00:00</dc:date>
              <text:p text:style-name="P1">With caching 0.732ms</text:p>
            </office:annotation>
            <text:p>312.703ms</text:p>
          </table:table-cell>
          <table:table-cell office:value-type="string">
            <text:p>16.458ms</text:p>
          </table:table-cell>
          <table:table-cell office:value-type="string">
            <text:p>0.012ms</text:p>
          </table:table-cell>
          <table:table-cell office:value-type="string">
            <text:p>109.78ms</text:p>
          </table:table-cell>
          <table:table-cell office:value-type="string">
            <text:p>converter.js (line 431)</text:p>
          </table:table-cell>
        </table:table-row>
        <table:table-row table:style-name="ro2">
          <table:table-cell office:value-type="string">
            <text:p>findFromRook</text:p>
          </table:table-cell>
          <table:table-cell office:value-type="float" office:value="20">
            <text:p>20</text:p>
          </table:table-cell>
          <table:table-cell office:value-type="percentage" office:value="0.0163">
            <text:p>1.63%</text:p>
          </table:table-cell>
          <table:table-cell office:value-type="string">
            <text:p>6.119ms</text:p>
          </table:table-cell>
          <table:table-cell office:value-type="string">
            <text:p>282.407ms</text:p>
          </table:table-cell>
          <table:table-cell office:value-type="string">
            <text:p>14.12ms</text:p>
          </table:table-cell>
          <table:table-cell office:value-type="string">
            <text:p>0.029ms</text:p>
          </table:table-cell>
          <table:table-cell office:value-type="string">
            <text:p>25.793ms</text:p>
          </table:table-cell>
          <table:table-cell office:value-type="string">
            <text:p>converter.js (line 631)</text:p>
          </table:table-cell>
        </table:table-row>
        <table:table-row table:style-name="ro2">
          <table:table-cell office:value-type="string">
            <text:p>findFromKnight</text:p>
          </table:table-cell>
          <table:table-cell office:value-type="float" office:value="16">
            <text:p>16</text:p>
          </table:table-cell>
          <table:table-cell office:value-type="percentage" office:value="0.2716">
            <text:p>27.16%</text:p>
          </table:table-cell>
          <table:table-cell office:value-type="string">
            <text:p>101.913ms</text:p>
          </table:table-cell>
          <table:table-cell office:value-type="string">
            <text:p>222.571ms</text:p>
          </table:table-cell>
          <table:table-cell office:value-type="string">
            <text:p>13.911ms</text:p>
          </table:table-cell>
          <table:table-cell office:value-type="string">
            <text:p>0.064ms</text:p>
          </table:table-cell>
          <table:table-cell office:value-type="string">
            <text:p>137.565ms</text:p>
          </table:table-cell>
          <table:table-cell office:value-type="string">
            <text:p>converter.js (line 742)</text:p>
          </table:table-cell>
        </table:table-row>
        <table:table-row table:style-name="ro2">
          <table:table-cell office:value-type="string">
            <text:p>init</text:p>
          </table:table-cell>
          <table:table-cell office:value-type="float" office:value="1">
            <text:p>1</text:p>
          </table:table-cell>
          <table:table-cell office:value-type="percentage" office:value="0.051">
            <text:p>5.10%</text:p>
          </table:table-cell>
          <table:table-cell office:value-type="string">
            <text:p>19.145ms</text:p>
          </table:table-cell>
          <table:table-cell table:number-columns-repeated="4" office:value-type="string">
            <text:p>217.551ms</text:p>
          </table:table-cell>
          <table:table-cell office:value-type="string">
            <text:p>board.js (line 68)</text:p>
          </table:table-cell>
        </table:table-row>
        <table:table-row table:style-name="ro2">
          <table:table-cell office:value-type="string">
            <text:p>updateMoveInfo</text:p>
          </table:table-cell>
          <table:table-cell office:value-type="float" office:value="1">
            <text:p>1</text:p>
          </table:table-cell>
          <table:table-cell office:value-type="percentage" office:value="0.2861">
            <text:p>28.61%</text:p>
          </table:table-cell>
          <table:table-cell office:value-type="string">
            <text:p>107.329ms</text:p>
          </table:table-cell>
          <table:table-cell table:number-columns-repeated="4" office:value-type="string">
            <text:p>108.247ms</text:p>
          </table:table-cell>
          <table:table-cell office:value-type="string">
            <text:p>board.js (line 461)</text:p>
          </table:table-cell>
        </table:table-row>
        <table:table-row table:style-name="ro2">
          <table:table-cell office:value-type="string">
            <text:p>populateMoves</text:p>
          </table:table-cell>
          <table:table-cell office:value-type="float" office:value="1">
            <text:p>1</text:p>
          </table:table-cell>
          <table:table-cell office:value-type="percentage" office:value="0.1333">
            <text:p>13.33%</text:p>
          </table:table-cell>
          <table:table-cell table:number-columns-repeated="5" office:value-type="string">
            <text:p>50.028ms</text:p>
          </table:table-cell>
          <table:table-cell office:value-type="string">
            <text:p>board.js (line 659)</text:p>
          </table:table-cell>
        </table:table-row>
        <table:table-row table:style-name="ro2">
          <table:table-cell office:value-type="string">
            <text:p>getImg</text:p>
          </table:table-cell>
          <table:table-cell office:value-type="float" office:value="38">
            <text:p>38</text:p>
          </table:table-cell>
          <table:table-cell office:value-type="percentage" office:value="0.0865">
            <text:p>8.65%</text:p>
          </table:table-cell>
          <table:table-cell office:value-type="string">
            <text:p>32.445ms</text:p>
          </table:table-cell>
          <table:table-cell office:value-type="string">
            <text:p>34.14ms</text:p>
          </table:table-cell>
          <table:table-cell office:value-type="string">
            <text:p>0.898ms</text:p>
          </table:table-cell>
          <table:table-cell office:value-type="string">
            <text:p>0.178ms</text:p>
          </table:table-cell>
          <table:table-cell office:value-type="string">
            <text:p>16.19ms</text:p>
          </table:table-cell>
          <table:table-cell office:value-type="string">
            <text:p>board.js (line 778)</text:p>
          </table:table-cell>
        </table:table-row>
        <table:table-row table:style-name="ro2">
          <table:table-cell office:value-type="string">
            <text:p>populatePieces</text:p>
          </table:table-cell>
          <table:table-cell office:value-type="float" office:value="1">
            <text:p>1</text:p>
          </table:table-cell>
          <table:table-cell office:value-type="percentage" office:value="0.012">
            <text:p>1.20%</text:p>
          </table:table-cell>
          <table:table-cell office:value-type="string">
            <text:p>4.499ms</text:p>
          </table:table-cell>
          <table:table-cell table:number-columns-repeated="4" office:value-type="string">
            <text:p>26.945ms</text:p>
          </table:table-cell>
          <table:table-cell office:value-type="string">
            <text:p>board.js (line 591)</text:p>
          </table:table-cell>
        </table:table-row>
        <table:table-row table:style-name="ro2">
          <table:table-cell office:value-type="string">
            <text:p>getSquare</text:p>
          </table:table-cell>
          <table:table-cell office:value-type="float" office:value="127">
            <text:p>127</text:p>
          </table:table-cell>
          <table:table-cell office:value-type="percentage" office:value="0.015">
            <text:p>1.50%</text:p>
          </table:table-cell>
          <table:table-cell table:number-columns-repeated="2" office:value-type="string">
            <text:p>5.625ms</text:p>
          </table:table-cell>
          <table:table-cell office:value-type="string">
            <text:p>0.044ms</text:p>
          </table:table-cell>
          <table:table-cell office:value-type="string">
            <text:p>0.032ms</text:p>
          </table:table-cell>
          <table:table-cell office:value-type="string">
            <text:p>0.073ms</text:p>
          </table:table-cell>
          <table:table-cell office:value-type="string">
            <text:p>converter.js (line 806)</text:p>
          </table:table-cell>
        </table:table-row>
        <table:table-row table:style-name="ro2">
          <table:table-cell office:value-type="string">
            <text:p>Pgn</text:p>
          </table:table-cell>
          <table:table-cell office:value-type="float" office:value="1">
            <text:p>1</text:p>
          </table:table-cell>
          <table:table-cell office:value-type="percentage" office:value="0.0123">
            <text:p>1.23%</text:p>
          </table:table-cell>
          <table:table-cell office:value-type="string">
            <text:p>4.597ms</text:p>
          </table:table-cell>
          <table:table-cell table:number-columns-repeated="4" office:value-type="string">
            <text:p>4.959ms</text:p>
          </table:table-cell>
          <table:table-cell office:value-type="string">
            <text:p>pgn.js (line 22)</text:p>
          </table:table-cell>
        </table:table-row>
        <table:table-row table:style-name="ro2">
          <table:table-cell office:value-type="string">
            <text:p>MySquare</text:p>
          </table:table-cell>
          <table:table-cell office:value-type="float" office:value="248">
            <text:p>248</text:p>
          </table:table-cell>
          <table:table-cell office:value-type="percentage" office:value="0.0132">
            <text:p>1.32%</text:p>
          </table:table-cell>
          <table:table-cell table:number-columns-repeated="2" office:value-type="string">
            <text:p>4.947ms</text:p>
          </table:table-cell>
          <table:table-cell office:value-type="string">
            <text:p>0.02ms</text:p>
          </table:table-cell>
          <table:table-cell office:value-type="string">
            <text:p>0.018ms</text:p>
          </table:table-cell>
          <table:table-cell office:value-type="string">
            <text:p>0.035ms</text:p>
          </table:table-cell>
          <table:table-cell office:value-type="string">
            <text:p>converter.js (line 1054)</text:p>
          </table:table-cell>
        </table:table-row>
        <table:table-row table:style-name="ro2">
          <table:table-cell office:value-type="string">
            <text:p>movePiece</text:p>
          </table:table-cell>
          <table:table-cell office:value-type="float" office:value="124">
            <text:p>124</text:p>
          </table:table-cell>
          <table:table-cell office:value-type="percentage" office:value="0.0051">
            <text:p>0.51%</text:p>
          </table:table-cell>
          <table:table-cell office:value-type="string">
            <text:p>1.93ms</text:p>
          </table:table-cell>
          <table:table-cell office:value-type="string">
            <text:p>4.169ms</text:p>
          </table:table-cell>
          <table:table-cell office:value-type="string">
            <text:p>0.034ms</text:p>
          </table:table-cell>
          <table:table-cell office:value-type="string">
            <text:p>0.028ms</text:p>
          </table:table-cell>
          <table:table-cell office:value-type="string">
            <text:p>0.133ms</text:p>
          </table:table-cell>
          <table:table-cell office:value-type="string">
            <text:p>converter.js (line 884)</text:p>
          </table:table-cell>
        </table:table-row>
        <table:table-row table:style-name="ro2">
          <table:table-cell office:value-type="string">
            <text:p>clone</text:p>
          </table:table-cell>
          <table:table-cell office:value-type="float" office:value="188">
            <text:p>188</text:p>
          </table:table-cell>
          <table:table-cell office:value-type="percentage" office:value="0.0047">
            <text:p>0.47%</text:p>
          </table:table-cell>
          <table:table-cell office:value-type="string">
            <text:p>1.763ms</text:p>
          </table:table-cell>
          <table:table-cell office:value-type="string">
            <text:p>3.305ms</text:p>
          </table:table-cell>
          <table:table-cell office:value-type="string">
            <text:p>0.018ms</text:p>
          </table:table-cell>
          <table:table-cell office:value-type="string">
            <text:p>0.015ms</text:p>
          </table:table-cell>
          <table:table-cell office:value-type="string">
            <text:p>0.031ms</text:p>
          </table:table-cell>
          <table:table-cell office:value-type="string">
            <text:p>converter.js (line 1086)</text:p>
          </table:table-cell>
        </table:table-row>
        <table:table-row table:style-name="ro2">
          <table:table-cell office:value-type="string">
            <text:p>Converter</text:p>
          </table:table-cell>
          <table:table-cell office:value-type="float" office:value="1">
            <text:p>1</text:p>
          </table:table-cell>
          <table:table-cell office:value-type="percentage" office:value="0.0029">
            <text:p>0.29%</text:p>
          </table:table-cell>
          <table:table-cell office:value-type="string">
            <text:p>1.101ms</text:p>
          </table:table-cell>
          <table:table-cell table:number-columns-repeated="4" office:value-type="string">
            <text:p>2.653ms</text:p>
          </table:table-cell>
          <table:table-cell office:value-type="string">
            <text:p>converter.js (line 34)</text:p>
          </table:table-cell>
        </table:table-row>
        <table:table-row table:style-name="ro2">
          <table:table-cell office:value-type="string">
            <text:p>vSquare</text:p>
          </table:table-cell>
          <table:table-cell office:value-type="float" office:value="252">
            <text:p>252</text:p>
          </table:table-cell>
          <table:table-cell office:value-type="percentage" office:value="0.0054">
            <text:p>0.54%</text:p>
          </table:table-cell>
          <table:table-cell table:number-columns-repeated="2" office:value-type="string">
            <text:p>2.028ms</text:p>
          </table:table-cell>
          <table:table-cell office:value-type="string">
            <text:p>0.008ms</text:p>
          </table:table-cell>
          <table:table-cell office:value-type="string">
            <text:p>0.006ms</text:p>
          </table:table-cell>
          <table:table-cell office:value-type="string">
            <text:p>0.013ms</text:p>
          </table:table-cell>
          <table:table-cell office:value-type="string">
            <text:p>converter.js (line 1076)</text:p>
          </table:table-cell>
        </table:table-row>
        <table:table-row table:style-name="ro2">
          <table:table-cell office:value-type="string">
            <text:p>nextMove</text:p>
          </table:table-cell>
          <table:table-cell office:value-type="float" office:value="124">
            <text:p>124</text:p>
          </table:table-cell>
          <table:table-cell office:value-type="percentage" office:value="0.0047">
            <text:p>0.47%</text:p>
          </table:table-cell>
          <table:table-cell table:number-columns-repeated="2" office:value-type="string">
            <text:p>1.769ms</text:p>
          </table:table-cell>
          <table:table-cell office:value-type="string">
            <text:p>0.014ms</text:p>
          </table:table-cell>
          <table:table-cell office:value-type="string">
            <text:p>0.008ms</text:p>
          </table:table-cell>
          <table:table-cell office:value-type="string">
            <text:p>0.498ms</text:p>
          </table:table-cell>
          <table:table-cell office:value-type="string">
            <text:p>pgn.js (line 116)</text:p>
          </table:table-cell>
        </table:table-row>
        <table:table-row table:style-name="ro2">
          <table:table-cell office:value-type="string">
            <text:p>MyMove</text:p>
          </table:table-cell>
          <table:table-cell office:value-type="float" office:value="123">
            <text:p>123</text:p>
          </table:table-cell>
          <table:table-cell office:value-type="percentage" office:value="0.0042">
            <text:p>0.42%</text:p>
          </table:table-cell>
          <table:table-cell table:number-columns-repeated="2" office:value-type="string">
            <text:p>1.586ms</text:p>
          </table:table-cell>
          <table:table-cell office:value-type="string">
            <text:p>0.013ms</text:p>
          </table:table-cell>
          <table:table-cell office:value-type="string">
            <text:p>0.011ms</text:p>
          </table:table-cell>
          <table:table-cell office:value-type="string">
            <text:p>0.025ms</text:p>
          </table:table-cell>
          <table:table-cell office:value-type="string">
            <text:p>converter.js (line 1033)</text:p>
          </table:table-cell>
        </table:table-row>
        <table:table-row table:style-name="ro2">
          <table:table-cell office:value-type="string">
            <text:p>populateProps</text:p>
          </table:table-cell>
          <table:table-cell office:value-type="float" office:value="1">
            <text:p>1</text:p>
          </table:table-cell>
          <table:table-cell office:value-type="percentage" office:value="0.003">
            <text:p>0.30%</text:p>
          </table:table-cell>
          <table:table-cell office:value-type="string">
            <text:p>1.126ms</text:p>
          </table:table-cell>
          <table:table-cell table:number-columns-repeated="4" office:value-type="string">
            <text:p>1.158ms</text:p>
          </table:table-cell>
          <table:table-cell office:value-type="string">
            <text:p>board.js (line 722)</text:p>
          </table:table-cell>
        </table:table-row>
        <table:table-row table:style-name="ro2">
          <table:table-cell office:value-type="string">
            <text:p>add</text:p>
          </table:table-cell>
          <table:table-cell office:value-type="float" office:value="248">
            <text:p>248</text:p>
          </table:table-cell>
          <table:table-cell office:value-type="percentage" office:value="0.0025">
            <text:p>0.25%</text:p>
          </table:table-cell>
          <table:table-cell table:number-columns-repeated="2" office:value-type="string">
            <text:p>0.923ms</text:p>
          </table:table-cell>
          <table:table-cell office:value-type="string">
            <text:p>0.004ms</text:p>
          </table:table-cell>
          <table:table-cell office:value-type="string">
            <text:p>0.003ms</text:p>
          </table:table-cell>
          <table:table-cell office:value-type="string">
            <text:p>0.005ms</text:p>
          </table:table-cell>
          <table:table-cell office:value-type="string">
            <text:p>converter.js (line 1045)</text:p>
          </table:table-cell>
        </table:table-row>
        <table:table-row table:style-name="ro2">
          <table:table-cell office:value-type="string">
            <text:p>findFromPawn</text:p>
          </table:table-cell>
          <table:table-cell office:value-type="float" office:value="36">
            <text:p>36</text:p>
          </table:table-cell>
          <table:table-cell office:value-type="percentage" office:value="0.0021">
            <text:p>0.21%</text:p>
          </table:table-cell>
          <table:table-cell table:number-columns-repeated="2" office:value-type="string">
            <text:p>0.783ms</text:p>
          </table:table-cell>
          <table:table-cell office:value-type="string">
            <text:p>0.022ms</text:p>
          </table:table-cell>
          <table:table-cell office:value-type="string">
            <text:p>0.013ms</text:p>
          </table:table-cell>
          <table:table-cell office:value-type="string">
            <text:p>0.067ms</text:p>
          </table:table-cell>
          <table:table-cell office:value-type="string">
            <text:p>converter.js (line 367)</text:p>
          </table:table-cell>
        </table:table-row>
        <table:table-row table:style-name="ro2">
          <table:table-cell office:value-type="string">
            <text:p>Move</text:p>
          </table:table-cell>
          <table:table-cell office:value-type="float" office:value="62">
            <text:p>62</text:p>
          </table:table-cell>
          <table:table-cell office:value-type="percentage" office:value="0.001">
            <text:p>0.10%</text:p>
          </table:table-cell>
          <table:table-cell table:number-columns-repeated="2" office:value-type="string">
            <text:p>0.362ms</text:p>
          </table:table-cell>
          <table:table-cell office:value-type="string">
            <text:p>0.006ms</text:p>
          </table:table-cell>
          <table:table-cell office:value-type="string">
            <text:p>0.005ms</text:p>
          </table:table-cell>
          <table:table-cell office:value-type="string">
            <text:p>0.017ms</text:p>
          </table:table-cell>
          <table:table-cell office:value-type="string">
            <text:p>pgn.js (line 141)</text:p>
          </table:table-cell>
        </table:table-row>
        <table:table-row table:style-name="ro2">
          <table:table-cell office:value-type="string">
            <text:p>findFromKing</text:p>
          </table:table-cell>
          <table:table-cell office:value-type="float" office:value="17">
            <text:p>17</text:p>
          </table:table-cell>
          <table:table-cell office:value-type="percentage" office:value="0.0004">
            <text:p>0.04%</text:p>
          </table:table-cell>
          <table:table-cell table:number-columns-repeated="2" office:value-type="string">
            <text:p>0.156ms</text:p>
          </table:table-cell>
          <table:table-cell office:value-type="string">
            <text:p>0.009ms</text:p>
          </table:table-cell>
          <table:table-cell office:value-type="string">
            <text:p>0.008ms</text:p>
          </table:table-cell>
          <table:table-cell office:value-type="string">
            <text:p>0.01ms</text:p>
          </table:table-cell>
          <table:table-cell office:value-type="string">
            <text:p>converter.js (line 475)</text:p>
          </table:table-cell>
        </table:table-row>
        <table:table-row table:style-name="ro2">
          <table:table-cell office:value-type="string">
            <text:p>getEnPassante</text:p>
          </table:table-cell>
          <table:table-cell office:value-type="float" office:value="36">
            <text:p>36</text:p>
          </table:table-cell>
          <table:table-cell office:value-type="percentage" office:value="0.0003">
            <text:p>0.03%</text:p>
          </table:table-cell>
          <table:table-cell table:number-columns-repeated="2" office:value-type="string">
            <text:p>0.115ms</text:p>
          </table:table-cell>
          <table:table-cell table:number-columns-repeated="2" office:value-type="string">
            <text:p>0.003ms</text:p>
          </table:table-cell>
          <table:table-cell office:value-type="string">
            <text:p>0.004ms</text:p>
          </table:table-cell>
          <table:table-cell office:value-type="string">
            <text:p>converter.js (line 860)</text:p>
          </table:table-cell>
        </table:table-row>
        <table:table-row table:style-name="ro2">
          <table:table-cell office:value-type="string">
            <text:p>getOppColor</text:p>
          </table:table-cell>
          <table:table-cell office:value-type="float" office:value="34">
            <text:p>34</text:p>
          </table:table-cell>
          <table:table-cell office:value-type="percentage" office:value="0.0002">
            <text:p>0.02%</text:p>
          </table:table-cell>
          <table:table-cell table:number-columns-repeated="2" office:value-type="string">
            <text:p>0.092ms</text:p>
          </table:table-cell>
          <table:table-cell office:value-type="string">
            <text:p>0.003ms</text:p>
          </table:table-cell>
          <table:table-cell office:value-type="string">
            <text:p>0.002ms</text:p>
          </table:table-cell>
          <table:table-cell office:value-type="string">
            <text:p>0.003ms</text:p>
          </table:table-cell>
          <table:table-cell office:value-type="string">
            <text:p>converter.js (line 880)</text:p>
          </table:table-cell>
        </table:table-row>
        <table:table-row table:style-name="ro2">
          <table:table-cell office:value-type="string">
            <text:p>toString</text:p>
          </table:table-cell>
          <table:table-cell office:value-type="float" office:value="13">
            <text:p>13</text:p>
          </table:table-cell>
          <table:table-cell office:value-type="percentage" office:value="0.0002">
            <text:p>0.02%</text:p>
          </table:table-cell>
          <table:table-cell table:number-columns-repeated="2" office:value-type="string">
            <text:p>0.079ms</text:p>
          </table:table-cell>
          <table:table-cell office:value-type="string">
            <text:p>0.006ms</text:p>
          </table:table-cell>
          <table:table-cell office:value-type="string">
            <text:p>0.005ms</text:p>
          </table:table-cell>
          <table:table-cell office:value-type="string">
            <text:p>0.007ms</text:p>
          </table:table-cell>
          <table:table-cell office:value-type="string">
            <text:p>converter.js (line 1081)</text:p>
          </table:table-cell>
        </table:table-row>
        <table:table-row table:style-name="ro2">
          <table:table-cell office:value-type="string">
            <text:p>BoardImages</text:p>
          </table:table-cell>
          <table:table-cell office:value-type="float" office:value="1">
            <text:p>1</text:p>
          </table:table-cell>
          <table:table-cell office:value-type="percentage" office:value="0.0001">
            <text:p>0.01%</text:p>
          </table:table-cell>
          <table:table-cell table:number-columns-repeated="5" office:value-type="string">
            <text:p>0.047ms</text:p>
          </table:table-cell>
          <table:table-cell office:value-type="string">
            <text:p>board.js (line 822)</text:p>
          </table:table-cell>
        </table:table-row>
        <table:table-row table:style-name="ro2">
          <table:table-cell office:value-type="string">
            <text:p>updatePGNInfo</text:p>
          </table:table-cell>
          <table:table-cell office:value-type="float" office:value="1">
            <text:p>1</text:p>
          </table:table-cell>
          <table:table-cell office:value-type="percentage" office:value="0.0001">
            <text:p>0.01%</text:p>
          </table:table-cell>
          <table:table-cell table:number-columns-repeated="5" office:value-type="string">
            <text:p>0.032ms</text:p>
          </table:table-cell>
          <table:table-cell office:value-type="string">
            <text:p>board.js (line 559)</text:p>
          </table:table-cell>
        </table:table-row>
        <table:table-row table:style-name="ro2">
          <table:table-cell office:value-type="string">
            <text:p>getCurMoveNo</text:p>
          </table:table-cell>
          <table:table-cell office:value-type="float" office:value="2">
            <text:p>2</text:p>
          </table:table-cell>
          <table:table-cell office:value-type="percentage" office:value="0">
            <text:p>0.00%</text:p>
          </table:table-cell>
          <table:table-cell table:number-columns-repeated="2" office:value-type="string">
            <text:p>0.005ms</text:p>
          </table:table-cell>
          <table:table-cell office:value-type="string">
            <text:p>0.003ms</text:p>
          </table:table-cell>
          <table:table-cell office:value-type="string">
            <text:p>0.002ms</text:p>
          </table:table-cell>
          <table:table-cell office:value-type="string">
            <text:p>0.003ms</text:p>
          </table:table-cell>
          <table:table-cell office:value-type="string">
            <text:p>converter.js (line 134)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2" style:language-asian="en" style:country-asian="US" style:font-name-complex="Bitstream Vera Sans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4">03/24/2007</text:date>, <text:time>11:3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3-24T10:00:49</meta:creation-date>
    <dc:date>2007-03-24T11:37:38</dc:date>
    <dc:language>en-US</dc:language>
    <meta:editing-cycles>4</meta:editing-cycles>
    <meta:editing-duration>PT1H36M50S</meta:editing-duration>
    <meta:user-defined meta:name="Info 1"/>
    <meta:user-defined meta:name="Info 2"/>
    <meta:user-defined meta:name="Info 3"/>
    <meta:user-defined meta:name="Info 4"/>
    <meta:document-statistic meta:table-count="3" meta:cell-count="297"/>
  </office:meta>
</office:document-meta>
</file>